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.Helvetica Neue DeskInterface" svg:font-family="'.Helvetica Neue DeskInterfa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sehrtheit</text:p>
      <text:p text:style-name="Standard">ist</text:p>
      <text:p text:style-name="Standard">eine erfahrung die wenige </text:p>
      <text:p text:style-name="Standard">nicht </text:p>
      <text:p text:style-name="Standard">machen </text:p>
      <text:p text:style-name="Standard"/>
      <text:p text:style-name="Standard"><text:span text:style-name="T2">die </text:span><text:span text:style-name="T1">gegend</text:span><text:span text:style-name="T1"><office:annotation><dc:creator>Michael Ebert-Hanke</dc:creator><dc:date>2019-08-24T17:36:29</dc:date><text:p text:style-name="P3"><text:span text:style-name="T3">Das mit dem kursiven, verstehe ich nicht so ganz. Irgendwie bleib ich daran auf eine komische weise hängen.</text:span></text:p></office:annotation></text:span><text:span text:style-name="T1"> </text:span><text:span text:style-name="T2">gibt es nicht mehr</text:span></text:p>
      <text:p text:style-name="P1">die felder sind dunkelgrün</text:p>
      <text:p text:style-name="P1">mäher dreschen</text:p>
      <text:p text:style-name="P1">mit einem rad im graben</text:p>
      <text:p text:style-name="Standard"><text:span text:style-name="T2">eine </text:span><text:span text:style-name="T1">gegebenheit</text:span></text:p>
      <text:p text:style-name="P1">vier stimmen für die alternative</text:p>
      <text:p text:style-name="P1"/>
      <text:p text:style-name="P1">die lieder dort klingen</text:p>
      <text:p text:style-name="P1">so</text:p>
      <text:p text:style-name="P1">wie wenn scheefe<office:annotation><dc:creator>Michael Ebert-Hanke</dc:creator><dc:date>2019-08-24T17:37:54</dc:date><text:p text:style-name="P3"><text:span text:style-name="T3">Schiefe? Oder soll das so?</text:span></text:p></office:annotation> münder </text:p>
      <text:p text:style-name="P1">miteinander </text:p>
      <text:p text:style-name="P1">sprechen </text:p>
      <text:p text:style-name="P1">so </text:p>
      <text:p text:style-name="P1">wie wenn weiche glieder</text:p>
      <text:p text:style-name="P1">in den wald </text:p>
      <text:p text:style-name="P1">gehen </text:p>
      <text:p text:style-name="P1"/>
      <text:p text:style-name="P1">welche zukunft meinen sie?</text:p>
      <text:p text:style-name="P1">allein sein in einer</text:p>
      <text:p text:style-name="P1">nicht unwesentlichen</text:p>
      <text:p text:style-name="P1">stille</text:p>
      <text:p text:style-name="P1">langeweile auf allen kanälen</text:p>
      <text:p text:style-name="P1">immer wieder dieser <office:annotation office:name="__Annotation__93_3036295412"><dc:creator>Michael Ebert-Hanke</dc:creator><dc:date>2019-08-24T17:36:10</dc:date><text:p text:style-name="P3"><text:span text:style-name="T3">Vielleicht weg? Oder etwas anderes?</text:span></text:p></office:annotation>weite<office:annotation-end office:name="__Annotation__93_3036295412"/> himmel</text:p>
      <text:p text:style-name="P1"/>
      <text:p text:style-name="P2"><office:annotation office:name="__Annotation__95_3036295412"><dc:creator>Michael Ebert-Hanke</dc:creator><dc:date>2019-08-24T17:40:41</dc:date><text:p text:style-name="P3"><text:span text:style-name="T3">Die letzte strophe könnte von mir aus weg.</text:span></text:p></office:annotation>begebenheiten</text:p>
      <text:p text:style-name="P1">die sich so oder so</text:p>
      <text:p text:style-name="P1">hier oder woanders</text:p>
      <text:p text:style-name="P1">zugetragen haben könnten<office:annotation-end office:name="__Annotation__95_303629541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.Helvetica Neue DeskInterface" svg:font-family="'.Helvetica Neue DeskInterfa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uke Beyer</meta:initial-creator>
    <meta:creation-date>2019-07-07T17:16:33</meta:creation-date>
    <dc:date>2019-09-02T21:03:57</dc:date>
    <dc:creator>Frauke Beyer</dc:creator>
    <meta:editing-duration>PT32M38S</meta:editing-duration>
    <meta:editing-cycles>5</meta:editing-cycles>
    <meta:generator>OpenOffice/4.1.6$Unix OpenOffice.org_project/416m1$Build-9790</meta:generator>
    <meta:document-statistic meta:table-count="0" meta:image-count="0" meta:object-count="0" meta:page-count="1" meta:paragraph-count="30" meta:word-count="88" meta:character-count="518"/>
  </office:meta>
</office:document-meta>
</file>